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ique">
        <table:table-row>
          <table:table-cell table:style-name="pd1" office:value-type="string" office:value="Date">
            <text:p>Date</text:p>
          </table:table-cell>
          <table:table-cell table:style-name="pd1" office:value-type="string" office:value="Recette">
            <text:p>Recette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Tagliatelles veau champi">
            <text:p>Tagliatelles veau champi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Poisson epinards riz">
            <text:p>Poisson epinards riz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Petoncle">
            <text:p>Petoncle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Puree saucisse">
            <text:p>Puree saucisse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Choux de bruxelles graines">
            <text:p>Choux de bruxelles graines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Champi farci">
            <text:p>Champi farci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Tourte a la viande">
            <text:p>Tourte a la viande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Fondue">
            <text:p>Fondue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Apero ++">
            <text:p>Apero ++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Poisson puree">
            <text:p>Poisson puree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Plancha">
            <text:p>Planch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Soufflé au fromage">
            <text:p>Soufflé au fromag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Apéro ++">
            <text:p>Apéro ++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Paupiettes de veau">
            <text:p>Paupiettes de veau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Raclette">
            <text:p>Raclette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Magret de canard">
            <text:p>Magret de canard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Choucroute">
            <text:p>Choucrou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Carbonade flamande">
            <text:p>Carbonade flamande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Lapin a la moutarde">
            <text:p>Lapin a la moutarde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Boudin antillais">
            <text:p>Boudin antillai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Veau citron">
            <text:p>Veau citron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Poelée butternut prot soja">
            <text:p>Poelée butternut prot soja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Tarte butternut gorgonzola">
            <text:p>Tarte butternut gorgonzola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Roules au fromage">
            <text:p>Roules au fromag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Surprises du marché">
            <text:p>Surprises du marché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Pique-nique">
            <text:p>Pique-nique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Brunch">
            <text:p>Brunch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Quiche brocoli chêvre">
            <text:p>Quiche brocoli chêvre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Fruits de mer">
            <text:p>Fruits de mer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Légumes rotis">
            <text:p>Légumes roti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Tarte poireaux">
            <text:p>Tarte poireaux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Pates pois carrés">
            <text:p>Pates pois carré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6-12">
            <text:p>2021-06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6-12">
            <text:p>2021-06-12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13">
            <text:p>2021-06-1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6-13">
            <text:p>2021-06-13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6-14">
            <text:p>2021-06-14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6-14">
            <text:p>2021-06-14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15">
            <text:p>2021-06-15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6-15">
            <text:p>2021-06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6-16">
            <text:p>2021-06-1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6-16">
            <text:p>2021-06-16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17">
            <text:p>2021-06-17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17">
            <text:p>2021-06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6-18">
            <text:p>2021-06-18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18">
            <text:p>2021-06-18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6-19">
            <text:p>2021-06-19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6-19">
            <text:p>2021-06-19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6-20">
            <text:p>2021-06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6-20">
            <text:p>2021-06-20</text:p>
          </table:table-cell>
          <table:table-cell office:value-type="string" office:value="Quiche aux poireaux">
            <text:p>Quiche aux poireaux</text:p>
          </table:table-cell>
        </table:table-row>
        <table:table-row>
          <table:table-cell office:value-type="string" office:value="2021-06-21">
            <text:p>2021-06-21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6-21">
            <text:p>2021-06-2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6-22">
            <text:p>2021-06-22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6-22">
            <text:p>2021-06-22</text:p>
          </table:table-cell>
          <table:table-cell office:value-type="string" office:value="Wrap crudités">
            <text:p>Wrap crudités</text:p>
          </table:table-cell>
        </table:table-row>
        <table:table-row>
          <table:table-cell office:value-type="string" office:value="2021-06-23">
            <text:p>2021-06-23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6-23">
            <text:p>2021-06-2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6-24">
            <text:p>2021-06-24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6-24">
            <text:p>2021-06-24</text:p>
          </table:table-cell>
          <table:table-cell office:value-type="string" office:value="Sandwich">
            <text:p>Sandwi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